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微软雅黑" svg:font-family="微软雅黑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微软雅黑1" svg:font-family="微软雅黑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62cm" table:align="right"/>
    </style:style>
    <style:style style:name="表格1.A" style:family="table-column">
      <style:table-column-properties style:column-width="4.233cm"/>
    </style:style>
    <style:style style:name="表格1.C" style:family="table-column">
      <style:table-column-properties style:column-width="4.26cm"/>
    </style:style>
    <style:style style:name="表格1.D" style:family="table-column">
      <style:table-column-properties style:column-width="4.235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2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language-asian="zh" style:country-asian="CN"/>
    </style:style>
    <style:style style:name="P8" style:family="paragraph" style:parent-style-name="Standard">
      <style:paragraph-properties fo:text-align="start" style:justify-single-word="false"/>
      <style:text-properties fo:font-size="9pt" style:font-size-asian="9pt" style:language-asian="zh" style:country-asian="CN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10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style:font-size-asian="10.5pt" style:language-asian="zh" style:country-asian="CN" style:font-size-complex="10.5pt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zh" style:country-asian="CN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微软雅黑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xml:id="ct87865832" text:id="ct87865832">
          <text:insertion>
            <office:change-info>
              <dc:creator>未知作者</dc:creator>
              <dc:date>2014-04-15T16:57:00</dc:date>
            </office:change-info>
          </text:insertion>
        </text:changed-region>
        <text:changed-region xml:id="ct87865936" text:id="ct87865936">
          <text:insertion>
            <office:change-info>
              <dc:creator>未知作者</dc:creator>
              <dc:date>2014-04-15T18:42:00</dc:date>
            </office:change-info>
          </text:insertion>
        </text:changed-region>
        <text:changed-region xml:id="ct87866040" text:id="ct87866040">
          <text:insertion>
            <office:change-info>
              <dc:creator>未知作者</dc:creator>
              <dc:date>2014-04-15T17:05:00</dc:date>
            </office:change-info>
          </text:insertion>
        </text:changed-region>
        <text:changed-region xml:id="ct87866144" text:id="ct87866144">
          <text:insertion>
            <office:change-info>
              <dc:creator>未知作者</dc:creator>
              <dc:date>2014-04-15T16:57:00</dc:date>
            </office:change-info>
          </text:insertion>
        </text:changed-region>
        <text:changed-region xml:id="ct87866248" text:id="ct87866248">
          <text:insertion>
            <office:change-info>
              <dc:creator>未知作者</dc:creator>
              <dc:date>2014-04-15T18:42:00</dc:date>
            </office:change-info>
          </text:insertion>
        </text:changed-region>
        <text:changed-region xml:id="ct87866352" text:id="ct87866352">
          <text:insertion>
            <office:change-info>
              <dc:creator>未知作者</dc:creator>
              <dc:date>2014-04-15T16:57:00</dc:date>
            </office:change-info>
          </text:insertion>
        </text:changed-region>
        <text:changed-region xml:id="ct87866456" text:id="ct87866456">
          <text:insertion>
            <office:change-info>
              <dc:creator>未知作者</dc:creator>
              <dc:date>2014-04-15T17:06:00</dc:date>
            </office:change-info>
          </text:insertion>
        </text:changed-region>
        <text:changed-region xml:id="ct87866560" text:id="ct87866560">
          <text:insertion>
            <office:change-info>
              <dc:creator>未知作者</dc:creator>
              <dc:date>2014-04-15T16:57:00</dc:date>
            </office:change-info>
          </text:insertion>
        </text:changed-region>
        <text:changed-region xml:id="ct87866664" text:id="ct87866664">
          <text:insertion>
            <office:change-info>
              <dc:creator>未知作者</dc:creator>
              <dc:date>2014-04-15T18:35:00</dc:date>
            </office:change-info>
          </text:insertion>
        </text:changed-region>
        <text:changed-region xml:id="ct87866768" text:id="ct87866768">
          <text:insertion>
            <office:change-info>
              <dc:creator>未知作者</dc:creator>
              <dc:date>2014-04-15T17:13:00</dc:date>
            </office:change-info>
          </text:insertion>
        </text:changed-region>
        <text:changed-region xml:id="ct87866872" text:id="ct87866872">
          <text:insertion>
            <office:change-info>
              <dc:creator>未知作者</dc:creator>
              <dc:date>2014-04-15T18:35:00</dc:date>
            </office:change-info>
          </text:insertion>
        </text:changed-region>
        <text:changed-region xml:id="ct87866976" text:id="ct87866976">
          <text:insertion>
            <office:change-info>
              <dc:creator>未知作者</dc:creator>
              <dc:date>2014-04-15T18:36:00</dc:date>
            </office:change-info>
          </text:insertion>
        </text:changed-region>
        <text:changed-region xml:id="ct87867080" text:id="ct87867080">
          <text:insertion>
            <office:change-info>
              <dc:creator>未知作者</dc:creator>
              <dc:date>2014-04-15T17:13:00</dc:date>
            </office:change-info>
          </text:insertion>
        </text:changed-region>
        <text:changed-region xml:id="ct87867184" text:id="ct87867184">
          <text:insertion>
            <office:change-info>
              <dc:creator>未知作者</dc:creator>
              <dc:date>2014-04-15T18:35:00</dc:date>
            </office:change-info>
          </text:insertion>
        </text:changed-region>
        <text:changed-region xml:id="ct87867288" text:id="ct87867288">
          <text:insertion>
            <office:change-info>
              <dc:creator>未知作者</dc:creator>
              <dc:date>2014-04-15T17:15:00</dc:date>
            </office:change-info>
          </text:insertion>
        </text:changed-region>
        <text:changed-region xml:id="ct233094648" text:id="ct233094648">
          <text:insertion>
            <office:change-info>
              <dc:creator>未知作者</dc:creator>
              <dc:date>2014-04-15T17:13:00</dc:date>
            </office:change-info>
          </text:insertion>
        </text:changed-region>
        <text:changed-region xml:id="ct233094752" text:id="ct233094752">
          <text:insertion>
            <office:change-info>
              <dc:creator>未知作者</dc:creator>
              <dc:date>2014-04-15T17:14:00</dc:date>
            </office:change-info>
          </text:insertion>
        </text:changed-region>
        <text:changed-region xml:id="ct233094856" text:id="ct233094856">
          <text:insertion>
            <office:change-info>
              <dc:creator>未知作者</dc:creator>
              <dc:date>2014-04-15T17:17:00</dc:date>
            </office:change-info>
          </text:insertion>
        </text:changed-region>
        <text:changed-region xml:id="ct233094960" text:id="ct233094960">
          <text:insertion>
            <office:change-info>
              <dc:creator>未知作者</dc:creator>
              <dc:date>2014-04-15T17:14:00</dc:date>
            </office:change-info>
          </text:insertion>
        </text:changed-region>
        <text:changed-region xml:id="ct233095064" text:id="ct233095064">
          <text:insertion>
            <office:change-info>
              <dc:creator>未知作者</dc:creator>
              <dc:date>2014-04-15T17:15:00</dc:date>
            </office:change-info>
          </text:insertion>
        </text:changed-region>
        <text:changed-region xml:id="ct233095168" text:id="ct233095168">
          <text:insertion>
            <office:change-info>
              <dc:creator>未知作者</dc:creator>
              <dc:date>2014-04-15T17:18:00</dc:date>
            </office:change-info>
          </text:insertion>
        </text:changed-region>
        <text:changed-region xml:id="ct233095272" text:id="ct233095272">
          <text:insertion>
            <office:change-info>
              <dc:creator>未知作者</dc:creator>
              <dc:date>2014-04-15T17:13:00</dc:date>
            </office:change-info>
          </text:insertion>
        </text:changed-region>
        <text:changed-region xml:id="ct233095376" text:id="ct233095376">
          <text:insertion>
            <office:change-info>
              <dc:creator>未知作者</dc:creator>
              <dc:date>2014-04-15T17:15:00</dc:date>
            </office:change-info>
          </text:insertion>
        </text:changed-region>
        <text:changed-region xml:id="ct233095480" text:id="ct233095480">
          <text:insertion>
            <office:change-info>
              <dc:creator>未知作者</dc:creator>
              <dc:date>2014-04-15T17:19:00</dc:date>
            </office:change-info>
          </text:insertion>
        </text:changed-region>
        <text:changed-region xml:id="ct233095584" text:id="ct233095584">
          <text:insertion>
            <office:change-info>
              <dc:creator>未知作者</dc:creator>
              <dc:date>2014-04-15T17:14:00</dc:date>
            </office:change-info>
          </text:insertion>
        </text:changed-region>
        <text:changed-region xml:id="ct233095688" text:id="ct233095688">
          <text:insertion>
            <office:change-info>
              <dc:creator>未知作者</dc:creator>
              <dc:date>2014-04-15T17:15:00</dc:date>
            </office:change-info>
          </text:insertion>
        </text:changed-region>
        <text:changed-region xml:id="ct233095792" text:id="ct233095792">
          <text:insertion>
            <office:change-info>
              <dc:creator>未知作者</dc:creator>
              <dc:date>2014-04-15T17:20:00</dc:date>
            </office:change-info>
          </text:insertion>
        </text:changed-region>
        <text:changed-region xml:id="ct233095896" text:id="ct233095896">
          <text:insertion>
            <office:change-info>
              <dc:creator>未知作者</dc:creator>
              <dc:date>2014-04-15T17:13:00</dc:date>
            </office:change-info>
          </text:insertion>
        </text:changed-region>
        <text:changed-region xml:id="ct233096000" text:id="ct233096000">
          <text:insertion>
            <office:change-info>
              <dc:creator>未知作者</dc:creator>
              <dc:date>2014-04-15T17:15:00</dc:date>
            </office:change-info>
          </text:insertion>
        </text:changed-region>
        <text:changed-region xml:id="ct233096104" text:id="ct233096104">
          <text:insertion>
            <office:change-info>
              <dc:creator>未知作者</dc:creator>
              <dc:date>2014-04-15T17:21:00</dc:date>
            </office:change-info>
          </text:insertion>
        </text:changed-region>
        <text:changed-region xml:id="ct233096208" text:id="ct233096208">
          <text:insertion>
            <office:change-info>
              <dc:creator>未知作者</dc:creator>
              <dc:date>2014-04-15T17:14:00</dc:date>
            </office:change-info>
          </text:insertion>
        </text:changed-region>
        <text:changed-region xml:id="ct233096312" text:id="ct233096312">
          <text:insertion>
            <office:change-info>
              <dc:creator>未知作者</dc:creator>
              <dc:date>2014-04-15T17:15:00</dc:date>
            </office:change-info>
          </text:insertion>
        </text:changed-region>
        <text:changed-region xml:id="ct233096416" text:id="ct233096416">
          <text:insertion>
            <office:change-info>
              <dc:creator>未知作者</dc:creator>
              <dc:date>2014-04-15T17:22:00</dc:date>
            </office:change-info>
          </text:insertion>
        </text:changed-region>
        <text:changed-region xml:id="ct233096520" text:id="ct233096520">
          <text:insertion>
            <office:change-info>
              <dc:creator>未知作者</dc:creator>
              <dc:date>2014-04-15T17:13:00</dc:date>
            </office:change-info>
          </text:insertion>
        </text:changed-region>
        <text:changed-region xml:id="ct233096624" text:id="ct233096624">
          <text:insertion>
            <office:change-info>
              <dc:creator>未知作者</dc:creator>
              <dc:date>2014-04-15T17:15:00</dc:date>
            </office:change-info>
          </text:insertion>
        </text:changed-region>
        <text:changed-region xml:id="ct233096728" text:id="ct233096728">
          <text:insertion>
            <office:change-info>
              <dc:creator>未知作者</dc:creator>
              <dc:date>2014-04-15T17:22:00</dc:date>
            </office:change-info>
          </text:insertion>
        </text:changed-region>
        <text:changed-region xml:id="ct233096832" text:id="ct233096832">
          <text:insertion>
            <office:change-info>
              <dc:creator>未知作者</dc:creator>
              <dc:date>2014-04-15T17:14:00</dc:date>
            </office:change-info>
          </text:insertion>
        </text:changed-region>
        <text:changed-region xml:id="ct233096936" text:id="ct233096936">
          <text:insertion>
            <office:change-info>
              <dc:creator>未知作者</dc:creator>
              <dc:date>2014-04-15T17:15:00</dc:date>
            </office:change-info>
          </text:insertion>
        </text:changed-region>
        <text:changed-region xml:id="ct233097040" text:id="ct233097040">
          <text:insertion>
            <office:change-info>
              <dc:creator>未知作者</dc:creator>
              <dc:date>2014-04-15T17:23:00</dc:date>
            </office:change-info>
          </text:insertion>
        </text:changed-region>
        <text:changed-region xml:id="ct233097144" text:id="ct233097144">
          <text:insertion>
            <office:change-info>
              <dc:creator>未知作者</dc:creator>
              <dc:date>2014-04-15T17:13:00</dc:date>
            </office:change-info>
          </text:insertion>
        </text:changed-region>
        <text:changed-region xml:id="ct233097248" text:id="ct233097248">
          <text:insertion>
            <office:change-info>
              <dc:creator>未知作者</dc:creator>
              <dc:date>2014-04-15T17:15:00</dc:date>
            </office:change-info>
          </text:insertion>
        </text:changed-region>
        <text:changed-region xml:id="ct233097352" text:id="ct233097352">
          <text:insertion>
            <office:change-info>
              <dc:creator>未知作者</dc:creator>
              <dc:date>2014-04-15T17:24:00</dc:date>
            </office:change-info>
          </text:insertion>
        </text:changed-region>
        <text:changed-region xml:id="ct233097456" text:id="ct233097456">
          <text:insertion>
            <office:change-info>
              <dc:creator>未知作者</dc:creator>
              <dc:date>2014-04-15T17:14:00</dc:date>
            </office:change-info>
          </text:insertion>
        </text:changed-region>
        <text:changed-region xml:id="ct233097560" text:id="ct233097560">
          <text:insertion>
            <office:change-info>
              <dc:creator>未知作者</dc:creator>
              <dc:date>2014-04-15T17:15:00</dc:date>
            </office:change-info>
          </text:insertion>
        </text:changed-region>
        <text:changed-region xml:id="ct233097664" text:id="ct233097664">
          <text:insertion>
            <office:change-info>
              <dc:creator>未知作者</dc:creator>
              <dc:date>2014-04-15T17:24:00</dc:date>
            </office:change-info>
          </text:insertion>
        </text:changed-region>
        <text:changed-region xml:id="ct233097768" text:id="ct233097768">
          <text:insertion>
            <office:change-info>
              <dc:creator>未知作者</dc:creator>
              <dc:date>2014-04-15T17:14:00</dc:date>
            </office:change-info>
          </text:insertion>
        </text:changed-region>
        <text:changed-region xml:id="ct233097872" text:id="ct233097872">
          <text:insertion>
            <office:change-info>
              <dc:creator>未知作者</dc:creator>
              <dc:date>2014-04-15T17:15:00</dc:date>
            </office:change-info>
          </text:insertion>
        </text:changed-region>
        <text:changed-region xml:id="ct233097976" text:id="ct233097976">
          <text:insertion>
            <office:change-info>
              <dc:creator>未知作者</dc:creator>
              <dc:date>2014-04-15T17:24:00</dc:date>
            </office:change-info>
          </text:insertion>
        </text:changed-region>
        <text:changed-region xml:id="ct233098080" text:id="ct233098080">
          <text:insertion>
            <office:change-info>
              <dc:creator>未知作者</dc:creator>
              <dc:date>2014-04-15T17:14:00</dc:date>
            </office:change-info>
          </text:insertion>
        </text:changed-region>
        <text:changed-region xml:id="ct233098184" text:id="ct233098184">
          <text:insertion>
            <office:change-info>
              <dc:creator>未知作者</dc:creator>
              <dc:date>2014-04-15T17:15:00</dc:date>
            </office:change-info>
          </text:insertion>
        </text:changed-region>
        <text:changed-region xml:id="ct233098288" text:id="ct233098288">
          <text:insertion>
            <office:change-info>
              <dc:creator>未知作者</dc:creator>
              <dc:date>2014-04-15T17:24:00</dc:date>
            </office:change-info>
          </text:insertion>
        </text:changed-region>
        <text:changed-region xml:id="ct233098392" text:id="ct233098392">
          <text:insertion>
            <office:change-info>
              <dc:creator>未知作者</dc:creator>
              <dc:date>2014-04-15T17:17:00</dc:date>
            </office:change-info>
          </text:insertion>
        </text:changed-region>
        <text:changed-region xml:id="ct233098496" text:id="ct233098496">
          <text:insertion>
            <office:change-info>
              <dc:creator>未知作者</dc:creator>
              <dc:date>2014-04-15T17:15:00</dc:date>
            </office:change-info>
          </text:insertion>
        </text:changed-region>
        <text:changed-region xml:id="ct233098600" text:id="ct233098600">
          <text:insertion>
            <office:change-info>
              <dc:creator>未知作者</dc:creator>
              <dc:date>2014-04-15T17:25:00</dc:date>
            </office:change-info>
          </text:insertion>
        </text:changed-region>
        <text:changed-region xml:id="ct233333240" text:id="ct233333240">
          <text:insertion>
            <office:change-info>
              <dc:creator>未知作者</dc:creator>
              <dc:date>2014-04-15T17:17:00</dc:date>
            </office:change-info>
          </text:insertion>
        </text:changed-region>
        <text:changed-region xml:id="ct233333344" text:id="ct233333344">
          <text:insertion>
            <office:change-info>
              <dc:creator>未知作者</dc:creator>
              <dc:date>2014-04-15T17:15:00</dc:date>
            </office:change-info>
          </text:insertion>
        </text:changed-region>
        <text:changed-region xml:id="ct233333448" text:id="ct233333448">
          <text:insertion>
            <office:change-info>
              <dc:creator>未知作者</dc:creator>
              <dc:date>2014-04-15T17:29:00</dc:date>
            </office:change-info>
          </text:insertion>
        </text:changed-region>
        <text:changed-region xml:id="ct233333552" text:id="ct233333552">
          <text:insertion>
            <office:change-info>
              <dc:creator>未知作者</dc:creator>
              <dc:date>2014-04-15T17:17:00</dc:date>
            </office:change-info>
          </text:insertion>
        </text:changed-region>
        <text:changed-region xml:id="ct233333656" text:id="ct233333656">
          <text:insertion>
            <office:change-info>
              <dc:creator>未知作者</dc:creator>
              <dc:date>2014-04-15T17:16:00</dc:date>
            </office:change-info>
          </text:insertion>
        </text:changed-region>
        <text:changed-region xml:id="ct233333760" text:id="ct233333760">
          <text:insertion>
            <office:change-info>
              <dc:creator>未知作者</dc:creator>
              <dc:date>2014-04-15T17:29:00</dc:date>
            </office:change-info>
          </text:insertion>
        </text:changed-region>
        <text:changed-region xml:id="ct233333864" text:id="ct233333864">
          <text:insertion>
            <office:change-info>
              <dc:creator>未知作者</dc:creator>
              <dc:date>2014-04-15T17:17:00</dc:date>
            </office:change-info>
          </text:insertion>
        </text:changed-region>
        <text:changed-region xml:id="ct233333968" text:id="ct233333968">
          <text:insertion>
            <office:change-info>
              <dc:creator>未知作者</dc:creator>
              <dc:date>2014-04-15T17:17:00</dc:date>
            </office:change-info>
          </text:insertion>
        </text:changed-region>
        <text:changed-region xml:id="ct233334072" text:id="ct233334072">
          <text:insertion>
            <office:change-info>
              <dc:creator>未知作者</dc:creator>
              <dc:date>2014-04-15T17:29:00</dc:date>
            </office:change-info>
          </text:insertion>
        </text:changed-region>
        <text:changed-region xml:id="ct233334176" text:id="ct233334176">
          <text:insertion>
            <office:change-info>
              <dc:creator>未知作者</dc:creator>
              <dc:date>2014-04-15T17:17:00</dc:date>
            </office:change-info>
          </text:insertion>
        </text:changed-region>
        <text:changed-region xml:id="ct233334280" text:id="ct233334280">
          <text:insertion>
            <office:change-info>
              <dc:creator>未知作者</dc:creator>
              <dc:date>2014-04-15T17:17:00</dc:date>
            </office:change-info>
          </text:insertion>
        </text:changed-region>
        <text:changed-region xml:id="ct233334384" text:id="ct233334384">
          <text:insertion>
            <office:change-info>
              <dc:creator>未知作者</dc:creator>
              <dc:date>2014-04-15T17:30:00</dc:date>
            </office:change-info>
          </text:insertion>
        </text:changed-region>
        <text:changed-region xml:id="ct233334488" text:id="ct233334488">
          <text:insertion>
            <office:change-info>
              <dc:creator>未知作者</dc:creator>
              <dc:date>2014-04-15T17:17:00</dc:date>
            </office:change-info>
          </text:insertion>
        </text:changed-region>
        <text:changed-region xml:id="ct233334592" text:id="ct233334592">
          <text:insertion>
            <office:change-info>
              <dc:creator>未知作者</dc:creator>
              <dc:date>2014-04-15T17:17:00</dc:date>
            </office:change-info>
          </text:insertion>
        </text:changed-region>
        <text:changed-region xml:id="ct233334696" text:id="ct233334696">
          <text:deletion>
            <office:change-info>
              <dc:creator>未知作者</dc:creator>
              <dc:date>2014-04-15T17:30:00</dc:date>
            </office:change-info>
            <text:p text:style-name="P1"/>
            <text:p text:style-name="P2"/>
            <text:p text:style-name="P1"/>
          </text:deletion>
        </text:changed-region>
        <text:changed-region xml:id="ct233334800" text:id="ct233334800">
          <text:insertion>
            <office:change-info>
              <dc:creator>未知作者</dc:creator>
              <dc:date>2014-04-15T17:31:00</dc:date>
            </office:change-info>
          </text:insertion>
        </text:changed-region>
        <text:changed-region xml:id="ct233334904" text:id="ct233334904">
          <text:insertion>
            <office:change-info>
              <dc:creator>未知作者</dc:creator>
              <dc:date>2014-04-15T17:17:00</dc:date>
            </office:change-info>
          </text:insertion>
        </text:changed-region>
        <text:changed-region xml:id="ct233335008" text:id="ct233335008">
          <text:insertion>
            <office:change-info>
              <dc:creator>未知作者</dc:creator>
              <dc:date>2014-04-15T17:17:00</dc:date>
            </office:change-info>
          </text:insertion>
        </text:changed-region>
        <text:changed-region xml:id="ct233335112" text:id="ct233335112">
          <text:deletion>
            <office:change-info>
              <dc:creator>未知作者</dc:creator>
              <dc:date>2014-04-15T17:30:00</dc:date>
            </office:change-info>
            <text:p text:style-name="P1"/>
            <text:p text:style-name="P2"/>
            <text:p text:style-name="P1"/>
          </text:deletion>
        </text:changed-region>
        <text:changed-region xml:id="ct233335216" text:id="ct233335216">
          <text:insertion>
            <office:change-info>
              <dc:creator>未知作者</dc:creator>
              <dc:date>2014-04-15T17:34:00</dc:date>
            </office:change-info>
          </text:insertion>
        </text:changed-region>
        <text:changed-region xml:id="ct233335320" text:id="ct233335320">
          <text:insertion>
            <office:change-info>
              <dc:creator>未知作者</dc:creator>
              <dc:date>2014-04-15T17:31:00</dc:date>
            </office:change-info>
          </text:insertion>
        </text:changed-region>
        <text:changed-region xml:id="ct233335424" text:id="ct233335424">
          <text:insertion>
            <office:change-info>
              <dc:creator>未知作者</dc:creator>
              <dc:date>2014-04-15T17:33:00</dc:date>
            </office:change-info>
          </text:insertion>
        </text:changed-region>
        <text:changed-region xml:id="ct233335528" text:id="ct233335528">
          <text:insertion>
            <office:change-info>
              <dc:creator>未知作者</dc:creator>
              <dc:date>2014-04-15T17:34:00</dc:date>
            </office:change-info>
          </text:insertion>
        </text:changed-region>
        <text:changed-region xml:id="ct233335632" text:id="ct233335632">
          <text:insertion>
            <office:change-info>
              <dc:creator>未知作者</dc:creator>
              <dc:date>2014-04-15T17:33:00</dc:date>
            </office:change-info>
          </text:insertion>
        </text:changed-region>
        <text:changed-region xml:id="ct233335736" text:id="ct233335736">
          <text:insertion>
            <office:change-info>
              <dc:creator>未知作者</dc:creator>
              <dc:date>2014-04-15T17:33:00</dc:date>
            </office:change-info>
          </text:insertion>
        </text:changed-region>
        <text:changed-region xml:id="ct233335840" text:id="ct233335840">
          <text:insertion>
            <office:change-info>
              <dc:creator>未知作者</dc:creator>
              <dc:date>2014-04-15T17:35:00</dc:date>
            </office:change-info>
          </text:insertion>
        </text:changed-region>
        <text:changed-region xml:id="ct233335944" text:id="ct233335944">
          <text:insertion>
            <office:change-info>
              <dc:creator>未知作者</dc:creator>
              <dc:date>2014-04-15T17:33:00</dc:date>
            </office:change-info>
          </text:insertion>
        </text:changed-region>
        <text:changed-region xml:id="ct233336048" text:id="ct233336048">
          <text:insertion>
            <office:change-info>
              <dc:creator>未知作者</dc:creator>
              <dc:date>2014-04-15T17:33:00</dc:date>
            </office:change-info>
          </text:insertion>
        </text:changed-region>
        <text:changed-region xml:id="ct233336152" text:id="ct233336152">
          <text:insertion>
            <office:change-info>
              <dc:creator>未知作者</dc:creator>
              <dc:date>2014-04-15T17:35:00</dc:date>
            </office:change-info>
          </text:insertion>
        </text:changed-region>
        <text:changed-region xml:id="ct233336256" text:id="ct233336256">
          <text:insertion>
            <office:change-info>
              <dc:creator>未知作者</dc:creator>
              <dc:date>2014-04-15T17:34:00</dc:date>
            </office:change-info>
          </text:insertion>
        </text:changed-region>
        <text:changed-region xml:id="ct233336360" text:id="ct233336360">
          <text:insertion>
            <office:change-info>
              <dc:creator>未知作者</dc:creator>
              <dc:date>2014-04-15T17:34:00</dc:date>
            </office:change-info>
          </text:insertion>
        </text:changed-region>
        <text:changed-region xml:id="ct233336464" text:id="ct233336464">
          <text:insertion>
            <office:change-info>
              <dc:creator>未知作者</dc:creator>
              <dc:date>2014-04-15T17:35:00</dc:date>
            </office:change-info>
          </text:insertion>
        </text:changed-region>
        <text:changed-region xml:id="ct233336568" text:id="ct233336568">
          <text:insertion>
            <office:change-info>
              <dc:creator>未知作者</dc:creator>
              <dc:date>2014-04-15T17:33:00</dc:date>
            </office:change-info>
          </text:insertion>
        </text:changed-region>
        <text:changed-region xml:id="ct233336672" text:id="ct233336672">
          <text:insertion>
            <office:change-info>
              <dc:creator>未知作者</dc:creator>
              <dc:date>2014-04-15T17:33:00</dc:date>
            </office:change-info>
          </text:insertion>
        </text:changed-region>
        <text:changed-region xml:id="ct233336776" text:id="ct233336776">
          <text:insertion>
            <office:change-info>
              <dc:creator>未知作者</dc:creator>
              <dc:date>2014-04-15T17:36:00</dc:date>
            </office:change-info>
          </text:insertion>
        </text:changed-region>
        <text:changed-region xml:id="ct233336880" text:id="ct233336880">
          <text:insertion>
            <office:change-info>
              <dc:creator>未知作者</dc:creator>
              <dc:date>2014-04-15T17:34:00</dc:date>
            </office:change-info>
          </text:insertion>
        </text:changed-region>
        <text:changed-region xml:id="ct233336984" text:id="ct233336984">
          <text:insertion>
            <office:change-info>
              <dc:creator>未知作者</dc:creator>
              <dc:date>2014-04-15T17:34:00</dc:date>
            </office:change-info>
          </text:insertion>
        </text:changed-region>
        <text:changed-region xml:id="ct233337088" text:id="ct233337088">
          <text:insertion>
            <office:change-info>
              <dc:creator>未知作者</dc:creator>
              <dc:date>2014-04-15T17:37:00</dc:date>
            </office:change-info>
          </text:insertion>
        </text:changed-region>
        <text:changed-region xml:id="ct233337192" text:id="ct233337192">
          <text:insertion>
            <office:change-info>
              <dc:creator>未知作者</dc:creator>
              <dc:date>2014-04-15T17:33:00</dc:date>
            </office:change-info>
          </text:insertion>
        </text:changed-region>
        <text:changed-region xml:id="ct233394680" text:id="ct233394680">
          <text:insertion>
            <office:change-info>
              <dc:creator>未知作者</dc:creator>
              <dc:date>2014-04-15T17:34:00</dc:date>
            </office:change-info>
          </text:insertion>
        </text:changed-region>
        <text:changed-region xml:id="ct233394784" text:id="ct233394784">
          <text:deletion>
            <office:change-info>
              <dc:creator>未知作者</dc:creator>
              <dc:date>2014-04-15T17:36:00</dc:date>
            </office:change-info>
            <text:p text:style-name="P1"/>
            <text:p text:style-name="P1"/>
            <text:p text:style-name="P1"/>
          </text:deletion>
        </text:changed-region>
        <text:changed-region xml:id="ct233394888" text:id="ct233394888">
          <text:insertion>
            <office:change-info>
              <dc:creator>未知作者</dc:creator>
              <dc:date>2014-04-15T17:38:00</dc:date>
            </office:change-info>
          </text:insertion>
        </text:changed-region>
        <text:changed-region xml:id="ct233394992" text:id="ct233394992">
          <text:insertion>
            <office:change-info>
              <dc:creator>未知作者</dc:creator>
              <dc:date>2014-04-15T17:33:00</dc:date>
            </office:change-info>
          </text:insertion>
        </text:changed-region>
        <text:changed-region xml:id="ct233395096" text:id="ct233395096">
          <text:insertion>
            <office:change-info>
              <dc:creator>未知作者</dc:creator>
              <dc:date>2014-04-15T17:34:00</dc:date>
            </office:change-info>
          </text:insertion>
        </text:changed-region>
        <text:changed-region xml:id="ct233395200" text:id="ct233395200">
          <text:deletion>
            <office:change-info>
              <dc:creator>未知作者</dc:creator>
              <dc:date>2014-04-15T17:36:00</dc:date>
            </office:change-info>
            <text:p text:style-name="P1"/>
            <text:p text:style-name="P1"/>
            <text:p text:style-name="P1"/>
          </text:deletion>
        </text:changed-region>
        <text:changed-region xml:id="ct233395304" text:id="ct233395304">
          <text:insertion>
            <office:change-info>
              <dc:creator>未知作者</dc:creator>
              <dc:date>2014-04-15T17:38:00</dc:date>
            </office:change-info>
          </text:insertion>
        </text:changed-region>
        <text:changed-region xml:id="ct233395408" text:id="ct233395408">
          <text:insertion>
            <office:change-info>
              <dc:creator>未知作者</dc:creator>
              <dc:date>2014-04-15T17:33:00</dc:date>
            </office:change-info>
          </text:insertion>
        </text:changed-region>
        <text:changed-region xml:id="ct233395512" text:id="ct233395512">
          <text:insertion>
            <office:change-info>
              <dc:creator>未知作者</dc:creator>
              <dc:date>2014-04-15T17:34:00</dc:date>
            </office:change-info>
          </text:insertion>
        </text:changed-region>
        <text:changed-region xml:id="ct233395616" text:id="ct233395616">
          <text:deletion>
            <office:change-info>
              <dc:creator>未知作者</dc:creator>
              <dc:date>2014-04-15T17:37:00</dc:date>
            </office:change-info>
            <text:p text:style-name="P1"/>
            <text:p text:style-name="P1"/>
            <text:p text:style-name="P1"/>
          </text:deletion>
        </text:changed-region>
        <text:changed-region xml:id="ct233395720" text:id="ct233395720">
          <text:insertion>
            <office:change-info>
              <dc:creator>未知作者</dc:creator>
              <dc:date>2014-04-15T17:39:00</dc:date>
            </office:change-info>
          </text:insertion>
        </text:changed-region>
        <text:changed-region xml:id="ct233395824" text:id="ct233395824">
          <text:insertion>
            <office:change-info>
              <dc:creator>未知作者</dc:creator>
              <dc:date>2014-04-15T17:38:00</dc:date>
            </office:change-info>
          </text:insertion>
        </text:changed-region>
        <text:changed-region xml:id="ct233395928" text:id="ct233395928">
          <text:insertion>
            <office:change-info>
              <dc:creator>未知作者</dc:creator>
              <dc:date>2014-04-15T17:39:00</dc:date>
            </office:change-info>
          </text:insertion>
        </text:changed-region>
        <text:changed-region xml:id="ct233396032" text:id="ct233396032">
          <text:insertion>
            <office:change-info>
              <dc:creator>未知作者</dc:creator>
              <dc:date>2014-04-15T17:38:00</dc:date>
            </office:change-info>
          </text:insertion>
        </text:changed-region>
        <text:changed-region xml:id="ct233396136" text:id="ct233396136">
          <text:insertion>
            <office:change-info>
              <dc:creator>未知作者</dc:creator>
              <dc:date>2014-04-15T17:3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资产负债表</text:p>
      <text:p text:style-name="P8">报表日期：</text:p>
      <table:table table:name="表格1" table:style-name="表格1">
        <table:table-column table:style-name="表格1.A" table:number-columns-repeated="2"/>
        <table:table-column table:style-name="表格1.C"/>
        <table:table-column table:style-name="表格1.D"/>
        <table:table-row>
          <table:table-cell table:style-name="表格1.A1" table:number-columns-spanned="2" office:value-type="string">
            <text:p text:style-name="P4">资产</text:p>
          </table:table-cell>
          <table:covered-table-cell/>
          <table:table-cell table:style-name="表格1.C1" table:number-columns-spanned="2" office:value-type="string">
            <text:p text:style-name="P4">负债</text:p>
          </table:table-cell>
          <table:covered-table-cell/>
        </table:table-row>
        <table:table-row>
          <table:table-cell table:style-name="表格1.A2" office:value-type="string">
            <text:p text:style-name="P2"><text:change-start text:change-id="ct87865832"/>obj['item_name<text:change-end text:change-id="ct87865832"/><text:change-start text:change-id="ct87865936"/>']<text:change-end text:change-id="ct87865936"/></text:p>
          </table:table-cell>
          <table:table-cell table:style-name="表格1.A2" office:value-type="string">
            <text:p text:style-name="P1"><text:change-start text:change-id="ct87866040"/><office:annotation><dc:creator>未知作者</dc:creator><dc:date>2014-04-15T17:05:33.33</dc:date><text:p text:style-name="P11"><text:span text:style-name="T3">do row for obj in balance_sheets_8</text:span></text:p></office:annotation><text:change-end text:change-id="ct87866040"/><text:change-start text:change-id="ct87866144"/>obj['content<text:change-end text:change-id="ct87866144"/><text:change-start text:change-id="ct87866248"/>']<text:change-end text:change-id="ct87866248"/></text:p>
          </table:table-cell>
          <table:table-cell table:style-name="表格1.A2" office:value-type="string">
            <text:p text:style-name="P2"><text:change-start text:change-id="ct87866352"/>obj.item_name<text:change-end text:change-id="ct87866352"/></text:p>
          </table:table-cell>
          <table:table-cell table:style-name="表格1.D2" office:value-type="string">
            <text:p text:style-name="P1"><text:change-start text:change-id="ct87866456"/><office:annotation><dc:creator>未知作者</dc:creator><dc:date>2014-04-15T17:06:19.33</dc:date><text:p text:style-name="P11"><text:span text:style-name="T3">do row for obj in balance_sheets_9</text:span></text:p></office:annotation><text:change-end text:change-id="ct87866456"/><text:change-start text:change-id="ct87866560"/>obj.content<text:change-end text:change-id="ct87866560"/></text:p>
          </table:table-cell>
        </table:table-row>
        <table:table-row>
          <table:table-cell table:style-name="表格1.A2" office:value-type="string">
            <text:p text:style-name="P2"><text:change-start text:change-id="ct87866664"/><office:annotation><dc:creator>未知作者</dc:creator><dc:date>2014-04-15T18:35:37.33</dc:date><text:p text:style-name="P11"><text:span text:style-name="T3">Do row for obj in balance_sheet_0</text:span></text:p></office:annotation><text:change-end text:change-id="ct87866664"/><text:change-start text:change-id="ct87866768"/>obj.item_name<text:change-end text:change-id="ct87866768"/></text:p>
          </table:table-cell>
          <table:table-cell table:style-name="表格1.A2" office:value-type="string">
            <text:p text:style-name="P1"><text:change-start text:change-id="ct87866872"/>obj.content<text:change-end text:change-id="ct87866872"/></text:p>
          </table:table-cell>
          <table:table-cell table:style-name="表格1.A2" office:value-type="string">
            <text:p text:style-name="P2"><text:change-start text:change-id="ct87866976"/><office:annotation><dc:creator>未知作者</dc:creator><dc:date>2014-04-15T18:36:17.33</dc:date><text:p text:style-name="P11"><text:span text:style-name="T3">Do row for obj in balance_sheet_1</text:span></text:p></office:annotation><text:change-end text:change-id="ct87866976"/><text:change-start text:change-id="ct87867080"/>obj.item_name<text:change-end text:change-id="ct87867080"/></text:p>
          </table:table-cell>
          <table:table-cell table:style-name="表格1.D2" office:value-type="string">
            <text:p text:style-name="P1"><text:change-start text:change-id="ct87867184"/>obj.content<text:change-end text:change-id="ct87867184"/></text:p>
          </table:table-cell>
        </table:table-row>
        <table:table-row>
          <table:table-cell table:style-name="表格1.A2" office:value-type="string">
            <text:p text:style-name="P1"><text:change-start text:change-id="ct87867288"/><text:span text:style-name="T1"><office:annotation><dc:creator>未知作者</dc:creator><dc:date>2014-04-15T17:15:00.34</dc:date><text:p text:style-name="P11"><text:span text:style-name="T3">Do row for obj in </text:span><text:span text:style-name="T4">balance_sheet_2</text:span></text:p></office:annotation></text:span><text:change-end text:change-id="ct87867288"/><text:change-start text:change-id="ct233094648"/><text:span text:style-name="T1">obj.item_name</text:span><text:change-end text:change-id="ct233094648"/></text:p>
          </table:table-cell>
          <table:table-cell table:style-name="表格1.A2" office:value-type="string">
            <text:p text:style-name="P1"><text:change-start text:change-id="ct233094752"/>obj.content<text:change-end text:change-id="ct233094752"/></text:p>
          </table:table-cell>
          <table:table-cell table:style-name="表格1.A2" office:value-type="string">
            <text:p text:style-name="P1"><text:change-start text:change-id="ct233094856"/><text:span text:style-name="T1"><office:annotation><dc:creator>未知作者</dc:creator><dc:date>2014-04-15T17:17:52.34</dc:date><text:p text:style-name="P11"><text:span text:style-name="T3">Do row for obj in </text:span><text:span text:style-name="T4">balance_sheet_3</text:span></text:p></office:annotation></text:span><text:change-end text:change-id="ct233094856"/><text:change-start text:change-id="ct233094960"/><text:span text:style-name="T1">obj.item_name</text:span><text:change-end text:change-id="ct233094960"/></text:p>
          </table:table-cell>
          <table:table-cell table:style-name="表格1.D2" office:value-type="string">
            <text:p text:style-name="P1"><text:change-start text:change-id="ct233095064"/>obj.content<text:change-end text:change-id="ct233095064"/></text:p>
          </table:table-cell>
        </table:table-row>
        <table:table-row>
          <table:table-cell table:style-name="表格1.A2" office:value-type="string">
            <text:p text:style-name="P6"><text:change-start text:change-id="ct233095168"/><text:span text:style-name="T2"><office:annotation><dc:creator>未知作者</dc:creator><dc:date>2014-04-15T17:18:45.34</dc:date><text:p text:style-name="P11"><text:span text:style-name="T3">Do row for obj in balance_sheet_4</text:span></text:p></office:annotation></text:span><text:change-end text:change-id="ct233095168"/><text:change-start text:change-id="ct233095272"/><text:span text:style-name="T2">obj.item_name</text:span><text:change-end text:change-id="ct233095272"/></text:p>
          </table:table-cell>
          <table:table-cell table:style-name="表格1.A2" office:value-type="string">
            <text:p text:style-name="P1"><text:change-start text:change-id="ct233095376"/>obj.content<text:change-end text:change-id="ct233095376"/></text:p>
          </table:table-cell>
          <table:table-cell table:style-name="表格1.A2" office:value-type="string">
            <text:p text:style-name="P1"><text:change-start text:change-id="ct233095480"/><text:span text:style-name="T1"><office:annotation><dc:creator>未知作者</dc:creator><dc:date>2014-04-15T17:19:19.34</dc:date><text:p text:style-name="P11"><text:span text:style-name="T3">Do row for obj in balance_sheet_5</text:span></text:p></office:annotation></text:span><text:change-end text:change-id="ct233095480"/><text:change-start text:change-id="ct233095584"/><text:span text:style-name="T1">obj.item_name</text:span><text:change-end text:change-id="ct233095584"/></text:p>
          </table:table-cell>
          <table:table-cell table:style-name="表格1.D2" office:value-type="string">
            <text:p text:style-name="P1"><text:change-start text:change-id="ct233095688"/>obj.content<text:change-end text:change-id="ct233095688"/></text:p>
          </table:table-cell>
        </table:table-row>
        <table:table-row>
          <table:table-cell table:style-name="表格1.A2" office:value-type="string">
            <text:p text:style-name="P6"><text:change-start text:change-id="ct233095792"/><text:span text:style-name="T2"><office:annotation><dc:creator>未知作者</dc:creator><dc:date>2014-04-15T17:20:39.34</dc:date><text:p text:style-name="P11"><text:span text:style-name="T3">Do row for obj in balance_sheet_6</text:span></text:p></office:annotation></text:span><text:change-end text:change-id="ct233095792"/><text:change-start text:change-id="ct233095896"/><text:span text:style-name="T2">obj.item_name</text:span><text:change-end text:change-id="ct233095896"/></text:p>
          </table:table-cell>
          <table:table-cell table:style-name="表格1.A2" office:value-type="string">
            <text:p text:style-name="P1"><text:change-start text:change-id="ct233096000"/>obj.content<text:change-end text:change-id="ct233096000"/></text:p>
          </table:table-cell>
          <table:table-cell table:style-name="表格1.A2" office:value-type="string">
            <text:p text:style-name="P1"><text:change-start text:change-id="ct233096104"/><text:span text:style-name="T1"><office:annotation><dc:creator>未知作者</dc:creator><dc:date>2014-04-15T17:21:19.34</dc:date><text:p text:style-name="P11"><text:span text:style-name="T3">Do row for obj in balance_sheet_7</text:span></text:p></office:annotation></text:span><text:change-end text:change-id="ct233096104"/><text:change-start text:change-id="ct233096208"/><text:span text:style-name="T1">obj.item_name</text:span><text:change-end text:change-id="ct233096208"/></text:p>
          </table:table-cell>
          <table:table-cell table:style-name="表格1.D2" office:value-type="string">
            <text:p text:style-name="P1"><text:change-start text:change-id="ct233096312"/>obj.content<text:change-end text:change-id="ct233096312"/></text:p>
          </table:table-cell>
        </table:table-row>
        <table:table-row>
          <table:table-cell table:style-name="表格1.A2" office:value-type="string">
            <text:p text:style-name="P6"><text:change-start text:change-id="ct233096416"/><text:span text:style-name="T2"><office:annotation><dc:creator>未知作者</dc:creator><dc:date>2014-04-15T17:22:36.35</dc:date><text:p text:style-name="P11"><text:span text:style-name="T3">Do row for obj in balance_sheet_10</text:span></text:p></office:annotation></text:span><text:change-end text:change-id="ct233096416"/><text:change-start text:change-id="ct233096520"/><text:span text:style-name="T2">obj.item_name</text:span><text:change-end text:change-id="ct233096520"/></text:p>
          </table:table-cell>
          <table:table-cell table:style-name="表格1.A2" office:value-type="string">
            <text:p text:style-name="P1"><text:change-start text:change-id="ct233096624"/>obj.content<text:change-end text:change-id="ct233096624"/></text:p>
          </table:table-cell>
          <table:table-cell table:style-name="表格1.A2" office:value-type="string">
            <text:p text:style-name="P1"><text:change-start text:change-id="ct233096728"/><text:span text:style-name="T1"><office:annotation><dc:creator>未知作者</dc:creator><dc:date>2014-04-15T17:22:56.35</dc:date><text:p text:style-name="P11"><text:span text:style-name="T3">Do row for obj in balance_sheet_11</text:span></text:p></office:annotation></text:span><text:change-end text:change-id="ct233096728"/><text:change-start text:change-id="ct233096832"/><text:span text:style-name="T1">obj.item_name</text:span><text:change-end text:change-id="ct233096832"/></text:p>
          </table:table-cell>
          <table:table-cell table:style-name="表格1.D2" office:value-type="string">
            <text:p text:style-name="P1"><text:change-start text:change-id="ct233096936"/>obj.content<text:change-end text:change-id="ct233096936"/></text:p>
          </table:table-cell>
        </table:table-row>
        <table:table-row>
          <table:table-cell table:style-name="表格1.A2" office:value-type="string">
            <text:p text:style-name="P6"><text:change-start text:change-id="ct233097040"/><text:span text:style-name="T2"><office:annotation><dc:creator>未知作者</dc:creator><dc:date>2014-04-15T17:23:17.35</dc:date><text:p text:style-name="P11"><text:span text:style-name="T3">Do row for obj in balance_sheet_12</text:span></text:p></office:annotation></text:span><text:change-end text:change-id="ct233097040"/><text:change-start text:change-id="ct233097144"/><text:span text:style-name="T2">obj.item_name</text:span><text:change-end text:change-id="ct233097144"/></text:p>
          </table:table-cell>
          <table:table-cell table:style-name="表格1.A2" office:value-type="string">
            <text:p text:style-name="P1"><text:change-start text:change-id="ct233097248"/>obj.content<text:change-end text:change-id="ct233097248"/></text:p>
          </table:table-cell>
          <table:table-cell table:style-name="表格1.A2" office:value-type="string">
            <text:p text:style-name="P1"><text:change-start text:change-id="ct233097352"/><text:span text:style-name="T1"><office:annotation><dc:creator>未知作者</dc:creator><dc:date>2014-04-15T17:24:00.35</dc:date><text:p text:style-name="P11"><text:span text:style-name="T3">Do row for obj in balance_sheet_13</text:span></text:p></office:annotation></text:span><text:change-end text:change-id="ct233097352"/><text:change-start text:change-id="ct233097456"/><text:span text:style-name="T1">obj.item_name</text:span><text:change-end text:change-id="ct233097456"/></text:p>
          </table:table-cell>
          <table:table-cell table:style-name="表格1.D2" office:value-type="string">
            <text:p text:style-name="P1"><text:change-start text:change-id="ct233097560"/>obj.content<text:change-end text:change-id="ct233097560"/></text:p>
          </table:table-cell>
        </table:table-row>
        <table:table-row>
          <table:table-cell table:style-name="表格1.A2" office:value-type="string">
            <text:p text:style-name="P6"><text:change-start text:change-id="ct233097664"/><text:span text:style-name="T2"><office:annotation><dc:creator>未知作者</dc:creator><dc:date>2014-04-15T17:24:13.35</dc:date><text:p text:style-name="P11"><text:span text:style-name="T3">Do row for obj in balance_sheet_15</text:span></text:p></office:annotation></text:span><text:change-end text:change-id="ct233097664"/><text:change-start text:change-id="ct233097768"/><text:span text:style-name="T2">obj.item_name</text:span><text:change-end text:change-id="ct233097768"/></text:p>
          </table:table-cell>
          <table:table-cell table:style-name="表格1.A2" office:value-type="string">
            <text:p text:style-name="P1"><text:change-start text:change-id="ct233097872"/>obj.content<text:change-end text:change-id="ct233097872"/></text:p>
          </table:table-cell>
          <table:table-cell table:style-name="表格1.A2" office:value-type="string">
            <text:p text:style-name="P1"><text:change-start text:change-id="ct233097976"/><text:span text:style-name="T1"><office:annotation><dc:creator>未知作者</dc:creator><dc:date>2014-04-15T17:24:27.35</dc:date><text:p text:style-name="P11"><text:span text:style-name="T3">Do row for obj in balance_sheet_16</text:span></text:p></office:annotation></text:span><text:change-end text:change-id="ct233097976"/><text:change-start text:change-id="ct233098080"/><text:span text:style-name="T1">obj.item_name</text:span><text:change-end text:change-id="ct233098080"/></text:p>
          </table:table-cell>
          <table:table-cell table:style-name="表格1.D2" office:value-type="string">
            <text:p text:style-name="P1"><text:change-start text:change-id="ct233098184"/>obj.content<text:change-end text:change-id="ct233098184"/></text:p>
          </table:table-cell>
        </table:table-row>
        <table:table-row>
          <table:table-cell table:style-name="表格1.A2" office:value-type="string">
            <text:p text:style-name="P1"><text:change-start text:change-id="ct233098288"/><text:span text:style-name="T1"><office:annotation><dc:creator>未知作者</dc:creator><dc:date>2014-04-15T17:24:52.36</dc:date><text:p text:style-name="P11"><text:span text:style-name="T3">Do row for obj in balance_sheet_17</text:span></text:p></office:annotation></text:span><text:change-end text:change-id="ct233098288"/><text:change-start text:change-id="ct233098392"/><text:span text:style-name="T1">obj.item_name</text:span><text:change-end text:change-id="ct233098392"/></text:p>
          </table:table-cell>
          <table:table-cell table:style-name="表格1.A2" office:value-type="string">
            <text:p text:style-name="P1"><text:change-start text:change-id="ct233098496"/>obj.content<text:change-end text:change-id="ct233098496"/></text:p>
          </table:table-cell>
          <table:table-cell table:style-name="表格1.A2" office:value-type="string">
            <text:p text:style-name="P1"><text:change-start text:change-id="ct233098600"/><text:span text:style-name="T1"><office:annotation><dc:creator>未知作者</dc:creator><dc:date>2014-04-15T17:25:09.36</dc:date><text:p text:style-name="P11"><text:span text:style-name="T3">Do row for obj in balance_sheet_18</text:span></text:p></office:annotation></text:span><text:change-end text:change-id="ct233098600"/><text:change-start text:change-id="ct233333240"/><text:span text:style-name="T1">obj.item_name</text:span><text:change-end text:change-id="ct233333240"/></text:p>
          </table:table-cell>
          <table:table-cell table:style-name="表格1.D2" office:value-type="string">
            <text:p text:style-name="P1"><text:change-start text:change-id="ct233333344"/>obj.content<text:change-end text:change-id="ct233333344"/></text:p>
          </table:table-cell>
        </table:table-row>
        <table:table-row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1"/>
          </table:table-cell>
          <table:table-cell table:style-name="表格1.A2" office:value-type="string">
            <text:p text:style-name="P1"><text:change-start text:change-id="ct233333448"/><text:span text:style-name="T1"><office:annotation><dc:creator>未知作者</dc:creator><dc:date>2014-04-15T17:29:11.36</dc:date><text:p text:style-name="P11"><text:span text:style-name="T3">Do row for obj in balance_sheet_19</text:span></text:p></office:annotation></text:span><text:change-end text:change-id="ct233333448"/><text:change-start text:change-id="ct233333552"/><text:span text:style-name="T1">obj.item_name</text:span><text:change-end text:change-id="ct233333552"/></text:p>
          </table:table-cell>
          <table:table-cell table:style-name="表格1.D2" office:value-type="string">
            <text:p text:style-name="P1"><text:change-start text:change-id="ct233333656"/>obj.content<text:change-end text:change-id="ct233333656"/></text:p>
          </table:table-cell>
        </table:table-row>
        <table:table-row>
          <table:table-cell table:style-name="表格1.A2" office:value-type="string">
            <text:p text:style-name="P1"><text:change-start text:change-id="ct233333760"/><text:span text:style-name="T1"><office:annotation><dc:creator>未知作者</dc:creator><dc:date>2014-04-15T17:29:21.36</dc:date><text:p text:style-name="P11"><text:span text:style-name="T3">Do row for obj in balance_sheet_20</text:span></text:p></office:annotation></text:span><text:change-end text:change-id="ct233333760"/><text:change-start text:change-id="ct233333864"/><text:span text:style-name="T1">obj.item_name</text:span><text:change-end text:change-id="ct233333864"/></text:p>
          </table:table-cell>
          <table:table-cell table:style-name="表格1.A2" office:value-type="string">
            <text:p text:style-name="P1"><text:change-start text:change-id="ct233333968"/>obj.content<text:change-end text:change-id="ct233333968"/></text:p>
          </table:table-cell>
          <table:table-cell table:style-name="表格1.A2" office:value-type="string">
            <text:p text:style-name="P1"><text:change-start text:change-id="ct233334072"/><text:span text:style-name="T1"><office:annotation><dc:creator>未知作者</dc:creator><dc:date>2014-04-15T17:29:33.36</dc:date><text:p text:style-name="P11"><text:span text:style-name="T3">Do row for obj in balance_sheet_14</text:span></text:p></office:annotation></text:span><text:change-end text:change-id="ct233334072"/><text:change-start text:change-id="ct233334176"/><text:span text:style-name="T1">obj.item_name</text:span><text:change-end text:change-id="ct233334176"/></text:p>
          </table:table-cell>
          <table:table-cell table:style-name="表格1.D2" office:value-type="string">
            <text:p text:style-name="P1"><text:change-start text:change-id="ct233334280"/>obj.content<text:change-end text:change-id="ct233334280"/></text:p>
          </table:table-cell>
        </table:table-row>
        <table:table-row>
          <table:table-cell table:style-name="表格1.A2" office:value-type="string">
            <text:p text:style-name="P1"><text:change-start text:change-id="ct233334384"/><text:span text:style-name="T1"><office:annotation><dc:creator>未知作者</dc:creator><dc:date>2014-04-15T17:30:36.37</dc:date><text:p text:style-name="P11"><text:span text:style-name="T3">Do row for obj in balance_sheet_22</text:span></text:p></office:annotation></text:span><text:change-end text:change-id="ct233334384"/><text:change-start text:change-id="ct233334488"/><text:span text:style-name="T1">obj.item_name</text:span><text:change-end text:change-id="ct233334488"/></text:p>
          </table:table-cell>
          <table:table-cell table:style-name="表格1.D2" table:number-columns-spanned="3" office:value-type="string">
            <text:p text:style-name="P1"><text:change-start text:change-id="ct233334592"/>obj.content<text:change-end text:change-id="ct233334592"/><text:change text:change-id="ct233334696"/></text:p>
          </table:table-cell>
          <table:covered-table-cell/>
          <table:covered-table-cell/>
        </table:table-row>
        <table:table-row>
          <table:table-cell table:style-name="表格1.A2" office:value-type="string">
            <text:p text:style-name="P1"><text:change-start text:change-id="ct233334800"/><text:span text:style-name="T1"><office:annotation><dc:creator>未知作者</dc:creator><dc:date>2014-04-15T17:31:04.37</dc:date><text:p text:style-name="P11"><text:span text:style-name="T3">Do row for obj in balance_sheet_23</text:span></text:p></office:annotation></text:span><text:change-end text:change-id="ct233334800"/><text:change-start text:change-id="ct233334904"/><text:span text:style-name="T1">obj.item_name</text:span><text:change-end text:change-id="ct233334904"/></text:p>
          </table:table-cell>
          <table:table-cell table:style-name="表格1.D2" table:number-columns-spanned="3" office:value-type="string">
            <text:p text:style-name="P1"><text:change-start text:change-id="ct233335008"/>obj.content<text:change-end text:change-id="ct233335008"/><text:change text:change-id="ct233335112"/></text:p>
          </table:table-cell>
          <table:covered-table-cell/>
          <table:covered-table-cell/>
        </table:table-row>
        <table:table-row>
          <table:table-cell table:style-name="表格1.A2" office:value-type="string">
            <text:p text:style-name="P1"><text:change-start text:change-id="ct233335216"/><office:annotation><dc:creator>未知作者</dc:creator><dc:date>2014-04-15T17:34:16.37</dc:date><text:p text:style-name="P11"><text:span text:style-name="T3">Do row for obj in balance_sheet_26</text:span></text:p></office:annotation><text:change-end text:change-id="ct233335216"/><text:change-start text:change-id="ct233335320"/>obj.item_name<text:change-end text:change-id="ct233335320"/></text:p>
          </table:table-cell>
          <table:table-cell table:style-name="表格1.A2" office:value-type="string">
            <text:p text:style-name="P1"><text:change-start text:change-id="ct233335424"/>obj.content<text:change-end text:change-id="ct233335424"/></text:p>
          </table:table-cell>
          <table:table-cell table:style-name="表格1.A2" office:value-type="string">
            <text:p text:style-name="P1"><text:change-start text:change-id="ct233335528"/><office:annotation><dc:creator>未知作者</dc:creator><dc:date>2014-04-15T17:34:44.37</dc:date><text:p text:style-name="P11"><text:span text:style-name="T3">Do row for obj in balance_sheet_27</text:span></text:p></office:annotation><text:change-end text:change-id="ct233335528"/><text:change-start text:change-id="ct233335632"/>obj.item_name<text:change-end text:change-id="ct233335632"/></text:p>
          </table:table-cell>
          <table:table-cell table:style-name="表格1.D2" office:value-type="string">
            <text:p text:style-name="P1"><text:change-start text:change-id="ct233335736"/>obj.content<text:change-end text:change-id="ct233335736"/></text:p>
          </table:table-cell>
        </table:table-row>
        <table:table-row>
          <table:table-cell table:style-name="表格1.A2" office:value-type="string">
            <text:p text:style-name="P1"><text:change-start text:change-id="ct233335840"/><office:annotation><dc:creator>未知作者</dc:creator><dc:date>2014-04-15T17:35:16.37</dc:date><text:p text:style-name="P11"><text:span text:style-name="T3">Do row for obj in balance_sheet_28</text:span></text:p></office:annotation><text:change-end text:change-id="ct233335840"/><text:change-start text:change-id="ct233335944"/>obj.item_name<text:change-end text:change-id="ct233335944"/></text:p>
          </table:table-cell>
          <table:table-cell table:style-name="表格1.A2" office:value-type="string">
            <text:p text:style-name="P1"><text:change-start text:change-id="ct233336048"/>obj.content<text:change-end text:change-id="ct233336048"/></text:p>
          </table:table-cell>
          <table:table-cell table:style-name="表格1.A2" office:value-type="string">
            <text:p text:style-name="P1"><text:change-start text:change-id="ct233336152"/><office:annotation><dc:creator>未知作者</dc:creator><dc:date>2014-04-15T17:35:25.37</dc:date><text:p text:style-name="P11"><text:span text:style-name="T3">Do row for obj in balance_sheet_29</text:span></text:p></office:annotation><text:change-end text:change-id="ct233336152"/><text:change-start text:change-id="ct233336256"/>obj.item_name<text:change-end text:change-id="ct233336256"/></text:p>
          </table:table-cell>
          <table:table-cell table:style-name="表格1.D2" office:value-type="string">
            <text:p text:style-name="P1"><text:change-start text:change-id="ct233336360"/>obj.content<text:change-end text:change-id="ct233336360"/></text:p>
          </table:table-cell>
        </table:table-row>
        <table:table-row>
          <table:table-cell table:style-name="表格1.A2" office:value-type="string">
            <text:p text:style-name="P1"><text:change-start text:change-id="ct233336464"/><office:annotation><dc:creator>未知作者</dc:creator><dc:date>2014-04-15T17:35:52.38</dc:date><text:p text:style-name="P11"><text:span text:style-name="T3">Do row for obj in balance_sheet_31</text:span></text:p></office:annotation><text:change-end text:change-id="ct233336464"/><text:change-start text:change-id="ct233336568"/>obj.item_name<text:change-end text:change-id="ct233336568"/></text:p>
          </table:table-cell>
          <table:table-cell table:style-name="表格1.A2" office:value-type="string">
            <text:p text:style-name="P1"><text:change-start text:change-id="ct233336672"/>obj.content<text:change-end text:change-id="ct233336672"/></text:p>
          </table:table-cell>
          <table:table-cell table:style-name="表格1.A2" office:value-type="string">
            <text:p text:style-name="P1"><text:change-start text:change-id="ct233336776"/><office:annotation><dc:creator>未知作者</dc:creator><dc:date>2014-04-15T17:36:02.38</dc:date><text:p text:style-name="P11"><text:span text:style-name="T3">Do row for obj in balance_sheet_32</text:span></text:p></office:annotation><text:change-end text:change-id="ct233336776"/><text:change-start text:change-id="ct233336880"/>obj.item_name<text:change-end text:change-id="ct233336880"/></text:p>
          </table:table-cell>
          <table:table-cell table:style-name="表格1.D2" office:value-type="string">
            <text:p text:style-name="P1"><text:change-start text:change-id="ct233336984"/>obj.content<text:change-end text:change-id="ct233336984"/></text:p>
          </table:table-cell>
        </table:table-row>
        <table:table-row>
          <table:table-cell table:style-name="表格1.A2" office:value-type="string">
            <text:p text:style-name="P1"><text:change-start text:change-id="ct233337088"/><office:annotation><dc:creator>未知作者</dc:creator><dc:date>2014-04-15T17:37:11.38</dc:date><text:p text:style-name="P11"><text:span text:style-name="T3">Do row for obj in balance_sheet_30</text:span></text:p></office:annotation><text:change-end text:change-id="ct233337088"/><text:change-start text:change-id="ct233337192"/>obj.item_name<text:change-end text:change-id="ct233337192"/></text:p>
          </table:table-cell>
          <table:table-cell table:style-name="表格1.D2" table:number-columns-spanned="3" office:value-type="string">
            <text:p text:style-name="P1"><text:change-start text:change-id="ct233394680"/>obj.content<text:change-end text:change-id="ct233394680"/><text:change text:change-id="ct233394784"/></text:p>
          </table:table-cell>
          <table:covered-table-cell/>
          <table:covered-table-cell/>
        </table:table-row>
        <table:table-row>
          <table:table-cell table:style-name="表格1.A2" office:value-type="string">
            <text:p text:style-name="P1"><text:change-start text:change-id="ct233394888"/><office:annotation><dc:creator>未知作者</dc:creator><dc:date>2014-04-15T17:38:23.38</dc:date><text:p><text:span text:style-name="T3">Do row for obj in balance_sheet_24</text:span></text:p></office:annotation><text:change-end text:change-id="ct233394888"/><text:change-start text:change-id="ct233394992"/>obj.item_name<text:change-end text:change-id="ct233394992"/></text:p>
          </table:table-cell>
          <table:table-cell table:style-name="表格1.D2" table:number-columns-spanned="3" office:value-type="string">
            <text:p text:style-name="P1"><text:change-start text:change-id="ct233395096"/>obj.content<text:change-end text:change-id="ct233395096"/><text:change text:change-id="ct233395200"/></text:p>
          </table:table-cell>
          <table:covered-table-cell/>
          <table:covered-table-cell/>
        </table:table-row>
        <table:table-row>
          <table:table-cell table:style-name="表格1.A2" office:value-type="string">
            <text:p text:style-name="P1"><text:change-start text:change-id="ct233395304"/><office:annotation><dc:creator>未知作者</dc:creator><dc:date>2014-04-15T17:38:30.38</dc:date><text:p text:style-name="P11"><text:span text:style-name="T3">Do row for obj in balance_sheet_25</text:span></text:p></office:annotation><text:change-end text:change-id="ct233395304"/><text:change-start text:change-id="ct233395408"/>obj.item_name<text:change-end text:change-id="ct233395408"/></text:p>
          </table:table-cell>
          <table:table-cell table:style-name="表格1.D2" table:number-columns-spanned="3" office:value-type="string">
            <text:p text:style-name="P1"><text:change-start text:change-id="ct233395512"/>obj.content<text:change-end text:change-id="ct233395512"/><text:change text:change-id="ct233395616"/></text:p>
          </table:table-cell>
          <table:covered-table-cell/>
          <table:covered-table-cell/>
        </table:table-row>
        <table:table-row>
          <table:table-cell table:style-name="表格1.A2" office:value-type="string">
            <text:p text:style-name="P1"><text:change-start text:change-id="ct233395720"/><office:annotation><dc:creator>未知作者</dc:creator><dc:date>2014-04-15T17:39:11.38</dc:date><text:p text:style-name="P11"><text:span text:style-name="T3">Do row for obj in balance_sheet_33</text:span></text:p></office:annotation><text:change-end text:change-id="ct233395720"/><text:change-start text:change-id="ct233395824"/>obj.item_name<text:change-end text:change-id="ct233395824"/></text:p>
          </table:table-cell>
          <table:table-cell table:style-name="表格1.D2" table:number-columns-spanned="3" office:value-type="string">
            <text:p text:style-name="P1"><text:change-start text:change-id="ct233395928"/>o<text:change-end text:change-id="ct233395928"/><text:change-start text:change-id="ct233396032"/>bj.<text:change-end text:change-id="ct233396032"/><text:change-start text:change-id="ct233396136"/>content<text:change-end text:change-id="ct233396136"/></text:p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微软雅黑" svg:font-family="微软雅黑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微软雅黑1" svg:font-family="微软雅黑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9M26S</meta:editing-duration>
    <meta:editing-cycles>16</meta:editing-cycles>
    <meta:generator>OpenOffice/4.0.1$Win32 OpenOffice.org_project/401m5$Build-9714</meta:generator>
    <dc:date>2014-04-15T18:44:23.54</dc:date>
    <meta:document-statistic meta:table-count="1" meta:image-count="0" meta:object-count="0" meta:page-count="1" meta:paragraph-count="70" meta:word-count="113" meta:character-count="845"/>
    <meta:user-defined meta:name="Info 1"/>
    <meta:user-defined meta:name="Info 2"/>
    <meta:user-defined meta:name="Info 3"/>
    <meta:user-defined meta:name="Info 4"/>
  </office:meta>
</office:document-meta>
</file>